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12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1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4"><text:a xlink:type="simple" xlink:href="https://coderprog.com/developing-mongodb/" text:style-name="Internet_20_link" text:visited-style-name="Visited_20_Internet_20_Link">https://coderprog.com/developing-mongodb/</text:a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6T06:45:21.796676220</dc:date>
    <meta:editing-duration>PT12H10M44S</meta:editing-duration>
    <meta:editing-cycles>252</meta:editing-cycles>
    <meta:document-statistic meta:table-count="0" meta:image-count="0" meta:object-count="0" meta:page-count="3" meta:paragraph-count="95" meta:word-count="97" meta:character-count="5165" meta:non-whitespace-character-count="5158"/>
  </office:meta>
</office:document-meta>
</file>